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9.287cm" table:align="left"/>
    </style:style>
    <style:style style:name="Table6.A" style:family="table-column">
      <style:table-column-properties style:column-width="5.666cm"/>
    </style:style>
    <style:style style:name="Table6.B" style:family="table-column">
      <style:table-column-properties style:column-width="1.822cm"/>
    </style:style>
    <style:style style:name="Table6.C" style:family="table-column">
      <style:table-column-properties style:column-width="1.7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officeooo:rsid="001e070b" officeooo:paragraph-rsid="002ceee6"/>
    </style:style>
    <style:style style:name="P8" style:family="paragraph" style:parent-style-name="Standard">
      <style:text-properties officeooo:rsid="001e070b" officeooo:paragraph-rsid="004eba6e"/>
    </style:style>
    <style:style style:name="P9" style:family="paragraph" style:parent-style-name="Standard">
      <style:text-properties officeooo:rsid="001e070b" officeooo:paragraph-rsid="00601ade"/>
    </style:style>
    <style:style style:name="P10" style:family="paragraph" style:parent-style-name="Standard">
      <style:text-properties officeooo:rsid="001e070b" officeooo:paragraph-rsid="007f072e"/>
    </style:style>
    <style:style style:name="P11" style:family="paragraph" style:parent-style-name="Standard">
      <style:text-properties fo:font-weight="bold" officeooo:rsid="001e070b" officeooo:paragraph-rsid="001e070b" style:font-weight-asian="bold" style:font-weight-complex="bold"/>
    </style:style>
    <style:style style:name="P12" style:family="paragraph" style:parent-style-name="Standard">
      <style:text-properties fo:font-weight="bold" officeooo:rsid="001e070b" officeooo:paragraph-rsid="00601ade" style:font-weight-asian="bold" style:font-weight-complex="bold"/>
    </style:style>
    <style:style style:name="P13" style:family="paragraph" style:parent-style-name="Standard">
      <style:text-properties fo:font-weight="bold" officeooo:rsid="002532f4" officeooo:paragraph-rsid="002532f4" style:font-weight-asian="bold" style:font-weight-complex="bold"/>
    </style:style>
    <style:style style:name="P14" style:family="paragraph" style:parent-style-name="Standard">
      <style:text-properties fo:font-weight="bold" officeooo:rsid="0026c081" officeooo:paragraph-rsid="0026c081" style:font-weight-asian="bold" style:font-weight-complex="bold"/>
    </style:style>
    <style:style style:name="P15" style:family="paragraph" style:parent-style-name="Standard">
      <style:text-properties fo:font-weight="bold" officeooo:rsid="002c2667" officeooo:paragraph-rsid="002c2667" style:font-weight-asian="bold" style:font-weight-complex="bold"/>
    </style:style>
    <style:style style:name="P16" style:family="paragraph" style:parent-style-name="Standard">
      <style:text-properties officeooo:rsid="0021732a" officeooo:paragraph-rsid="0021732a"/>
    </style:style>
    <style:style style:name="P17" style:family="paragraph" style:parent-style-name="Standard">
      <style:text-properties officeooo:rsid="001d86d6" officeooo:paragraph-rsid="002532f4"/>
    </style:style>
    <style:style style:name="P18" style:family="paragraph" style:parent-style-name="Standard">
      <style:text-properties fo:font-weight="normal" officeooo:rsid="001d86d6" officeooo:paragraph-rsid="0026c081" style:font-weight-asian="normal" style:font-weight-complex="normal"/>
    </style:style>
    <style:style style:name="P19" style:family="paragraph" style:parent-style-name="Standard">
      <style:text-properties fo:font-weight="normal" officeooo:rsid="0026c081" officeooo:paragraph-rsid="0026c081" style:font-weight-asian="normal" style:font-weight-complex="normal"/>
    </style:style>
    <style:style style:name="P20" style:family="paragraph" style:parent-style-name="Standard">
      <style:text-properties fo:font-weight="normal" officeooo:rsid="00439317" officeooo:paragraph-rsid="00439317" style:font-weight-asian="normal" style:font-weight-complex="normal"/>
    </style:style>
    <style:style style:name="P21" style:family="paragraph" style:parent-style-name="Standard">
      <style:text-properties fo:font-weight="normal" officeooo:rsid="00601ade" officeooo:paragraph-rsid="00601ade" style:font-weight-asian="normal" style:font-weight-complex="normal"/>
    </style:style>
    <style:style style:name="P22" style:family="paragraph" style:parent-style-name="Standard">
      <style:text-properties fo:font-weight="normal" officeooo:rsid="00601ade" officeooo:paragraph-rsid="00611a21" style:font-weight-asian="normal" style:font-weight-complex="normal"/>
    </style:style>
    <style:style style:name="P23" style:family="paragraph" style:parent-style-name="Standard">
      <style:text-properties fo:font-weight="normal" officeooo:rsid="00633c47" officeooo:paragraph-rsid="00633c47" style:font-weight-asian="normal" style:font-weight-complex="normal"/>
    </style:style>
    <style:style style:name="P24" style:family="paragraph" style:parent-style-name="Standard">
      <style:text-properties fo:font-weight="normal" officeooo:rsid="001e070b" officeooo:paragraph-rsid="001e070b" style:font-weight-asian="normal" style:font-weight-complex="normal"/>
    </style:style>
    <style:style style:name="P25" style:family="paragraph" style:parent-style-name="Standard">
      <style:text-properties fo:font-weight="normal" officeooo:rsid="0064e02f" officeooo:paragraph-rsid="0064e02f" style:font-weight-asian="normal" style:font-weight-complex="normal"/>
    </style:style>
    <style:style style:name="P26" style:family="paragraph" style:parent-style-name="Standard">
      <style:text-properties fo:font-weight="normal" officeooo:rsid="0064e02f" officeooo:paragraph-rsid="0067c97f" style:font-weight-asian="normal" style:font-weight-complex="normal"/>
    </style:style>
    <style:style style:name="P27" style:family="paragraph" style:parent-style-name="Standard">
      <style:text-properties fo:font-weight="normal" officeooo:rsid="0067c97f" officeooo:paragraph-rsid="0067c97f" style:font-weight-asian="normal" style:font-weight-complex="normal"/>
    </style:style>
    <style:style style:name="P28" style:family="paragraph" style:parent-style-name="Standard">
      <style:text-properties fo:font-weight="normal" officeooo:rsid="0041cc81" officeooo:paragraph-rsid="00692708" style:font-weight-asian="normal" style:font-weight-complex="normal"/>
    </style:style>
    <style:style style:name="P29" style:family="paragraph" style:parent-style-name="Standard">
      <style:text-properties fo:font-weight="normal" officeooo:rsid="006a25d4" officeooo:paragraph-rsid="006a25d4" style:font-weight-asian="normal" style:font-weight-complex="normal"/>
    </style:style>
    <style:style style:name="P30" style:family="paragraph" style:parent-style-name="Standard">
      <style:text-properties fo:font-weight="normal" officeooo:rsid="006a25d4" officeooo:paragraph-rsid="00843635" style:font-weight-asian="normal" style:font-weight-complex="normal"/>
    </style:style>
    <style:style style:name="P31" style:family="paragraph" style:parent-style-name="Standard">
      <style:text-properties fo:font-weight="normal" officeooo:rsid="006c1953" officeooo:paragraph-rsid="006c1953" style:font-weight-asian="normal" style:font-weight-complex="normal"/>
    </style:style>
    <style:style style:name="P32" style:family="paragraph" style:parent-style-name="Standard">
      <style:text-properties fo:font-weight="normal" officeooo:rsid="00710d59" officeooo:paragraph-rsid="00710d59" style:font-weight-asian="normal" style:font-weight-complex="normal"/>
    </style:style>
    <style:style style:name="P33" style:family="paragraph" style:parent-style-name="Standard">
      <style:text-properties fo:font-weight="normal" officeooo:rsid="0075b10a" officeooo:paragraph-rsid="0075b10a" style:font-weight-asian="normal" style:font-weight-complex="normal"/>
    </style:style>
    <style:style style:name="P34" style:family="paragraph" style:parent-style-name="Standard">
      <style:text-properties fo:font-weight="normal" officeooo:rsid="0070a60d" officeooo:paragraph-rsid="0070a60d" style:font-weight-asian="normal" style:font-weight-complex="normal"/>
    </style:style>
    <style:style style:name="P35" style:family="paragraph" style:parent-style-name="Standard">
      <style:text-properties fo:font-weight="normal" officeooo:rsid="00777a01" officeooo:paragraph-rsid="00777a01" style:font-weight-asian="normal" style:font-weight-complex="normal"/>
    </style:style>
    <style:style style:name="P36" style:family="paragraph" style:parent-style-name="Standard">
      <style:text-properties fo:font-weight="normal" officeooo:rsid="007af012" officeooo:paragraph-rsid="007af012" style:font-weight-asian="normal" style:font-weight-complex="normal"/>
    </style:style>
    <style:style style:name="P37" style:family="paragraph" style:parent-style-name="Standard">
      <style:text-properties fo:font-weight="normal" officeooo:rsid="007b7a61" officeooo:paragraph-rsid="007b7a61" style:font-weight-asian="normal" style:font-weight-complex="normal"/>
    </style:style>
    <style:style style:name="P38" style:family="paragraph" style:parent-style-name="Standard">
      <style:text-properties fo:font-weight="normal" officeooo:rsid="007d2eed" officeooo:paragraph-rsid="007d2eed" style:font-weight-asian="normal" style:font-weight-complex="normal"/>
    </style:style>
    <style:style style:name="P39" style:family="paragraph" style:parent-style-name="Standard">
      <style:text-properties fo:font-weight="normal" officeooo:rsid="007d2eed" officeooo:paragraph-rsid="007e6df5" style:font-weight-asian="normal" style:font-weight-complex="normal"/>
    </style:style>
    <style:style style:name="P40" style:family="paragraph" style:parent-style-name="Standard">
      <style:text-properties fo:font-weight="normal" officeooo:rsid="007f072e" officeooo:paragraph-rsid="007f072e" style:font-weight-asian="normal" style:font-weight-complex="normal"/>
    </style:style>
    <style:style style:name="P41" style:family="paragraph" style:parent-style-name="Standard">
      <style:text-properties fo:font-weight="normal" officeooo:rsid="0040b348" officeooo:paragraph-rsid="007f072e" style:font-weight-asian="normal" style:font-weight-complex="normal"/>
    </style:style>
    <style:style style:name="P42" style:family="paragraph" style:parent-style-name="Standard">
      <style:text-properties fo:font-weight="normal" officeooo:rsid="0082a542" officeooo:paragraph-rsid="0082a542" style:font-weight-asian="normal" style:font-weight-complex="normal"/>
    </style:style>
    <style:style style:name="P43" style:family="paragraph" style:parent-style-name="Standard">
      <style:text-properties fo:font-weight="normal" officeooo:rsid="00843635" officeooo:paragraph-rsid="00843635" style:font-weight-asian="normal" style:font-weight-complex="normal"/>
    </style:style>
    <style:style style:name="P44" style:family="paragraph" style:parent-style-name="Standard">
      <style:text-properties fo:font-weight="normal" officeooo:rsid="00853475" officeooo:paragraph-rsid="00853475" style:font-weight-asian="normal" style:font-weight-complex="normal"/>
    </style:style>
    <style:style style:name="P45" style:family="paragraph" style:parent-style-name="Standard">
      <style:text-properties fo:font-weight="normal" officeooo:rsid="00875b23" officeooo:paragraph-rsid="00875b23" style:font-weight-asian="normal" style:font-weight-complex="normal"/>
    </style:style>
    <style:style style:name="P46" style:family="paragraph" style:parent-style-name="Standard">
      <style:text-properties officeooo:rsid="0029fff7" officeooo:paragraph-rsid="0029fff7"/>
    </style:style>
    <style:style style:name="P47" style:family="paragraph" style:parent-style-name="Standard">
      <style:text-properties officeooo:rsid="002b1605" officeooo:paragraph-rsid="002b1605"/>
    </style:style>
    <style:style style:name="P48" style:family="paragraph" style:parent-style-name="Standard">
      <style:text-properties officeooo:rsid="002c2667" officeooo:paragraph-rsid="002c2667"/>
    </style:style>
    <style:style style:name="P49" style:family="paragraph" style:parent-style-name="Standard">
      <style:text-properties officeooo:rsid="002c2667" officeooo:paragraph-rsid="004eba6e"/>
    </style:style>
    <style:style style:name="P50" style:family="paragraph" style:parent-style-name="Standard">
      <style:text-properties officeooo:rsid="002ceee6" officeooo:paragraph-rsid="002ceee6"/>
    </style:style>
    <style:style style:name="P51" style:family="paragraph" style:parent-style-name="Standard">
      <style:text-properties fo:font-style="italic" officeooo:rsid="002ceee6" officeooo:paragraph-rsid="002ceee6" style:font-style-asian="italic" style:font-style-complex="italic"/>
    </style:style>
    <style:style style:name="P52" style:family="paragraph" style:parent-style-name="Standard">
      <style:text-properties fo:font-style="italic" officeooo:rsid="002d0971" officeooo:paragraph-rsid="002d0971" style:font-style-asian="italic" style:font-style-complex="italic"/>
    </style:style>
    <style:style style:name="P53" style:family="paragraph" style:parent-style-name="Standard">
      <style:text-properties fo:font-style="italic" officeooo:rsid="002e8c1e" officeooo:paragraph-rsid="002e8c1e" style:font-style-asian="italic" style:font-style-complex="italic"/>
    </style:style>
    <style:style style:name="P54" style:family="paragraph" style:parent-style-name="Standard">
      <style:text-properties fo:font-style="italic" officeooo:rsid="002f94ae" officeooo:paragraph-rsid="002f94ae" style:font-style-asian="italic" style:font-style-complex="italic"/>
    </style:style>
    <style:style style:name="P55" style:family="paragraph" style:parent-style-name="Standard">
      <style:text-properties fo:font-style="italic" officeooo:rsid="0036aa89" officeooo:paragraph-rsid="0036c051" style:font-style-asian="italic" style:font-style-complex="italic"/>
    </style:style>
    <style:style style:name="P56" style:family="paragraph" style:parent-style-name="Standard">
      <style:text-properties fo:font-style="italic" officeooo:rsid="0041cc81" officeooo:paragraph-rsid="00690947" style:font-style-asian="italic" style:font-style-complex="italic"/>
    </style:style>
    <style:style style:name="P57" style:family="paragraph" style:parent-style-name="Standard">
      <style:text-properties fo:font-style="italic" officeooo:rsid="0058ec7a" officeooo:paragraph-rsid="00690947" style:font-style-asian="italic" style:font-style-complex="italic"/>
    </style:style>
    <style:style style:name="P58" style:family="paragraph" style:parent-style-name="Standard">
      <style:text-properties fo:font-style="italic" officeooo:rsid="00439317" officeooo:paragraph-rsid="006a25d4" style:font-style-asian="italic" style:font-style-complex="italic"/>
    </style:style>
    <style:style style:name="P59" style:family="paragraph" style:parent-style-name="Standard">
      <style:text-properties fo:font-style="italic" officeooo:rsid="0040b348" officeooo:paragraph-rsid="007f072e" style:font-style-asian="italic" style:font-style-complex="italic"/>
    </style:style>
    <style:style style:name="P60" style:family="paragraph" style:parent-style-name="Standard">
      <style:text-properties fo:font-style="italic" fo:font-weight="normal" officeooo:rsid="003c512f" officeooo:paragraph-rsid="00611a21" style:font-style-asian="italic" style:font-weight-asian="normal" style:font-style-complex="italic" style:font-weight-complex="normal"/>
    </style:style>
    <style:style style:name="P61" style:family="paragraph" style:parent-style-name="Standard">
      <style:text-properties fo:font-style="italic" fo:font-weight="normal" officeooo:rsid="0067c97f" officeooo:paragraph-rsid="0067c97f" style:font-style-asian="italic" style:font-weight-asian="normal" style:font-style-complex="italic" style:font-weight-complex="normal"/>
    </style:style>
    <style:style style:name="P62" style:family="paragraph" style:parent-style-name="Standard">
      <style:text-properties fo:font-style="italic" fo:font-weight="normal" officeooo:rsid="006a25d4" officeooo:paragraph-rsid="00692708" style:font-style-asian="italic" style:font-weight-asian="normal" style:font-style-complex="italic" style:font-weight-complex="normal"/>
    </style:style>
    <style:style style:name="P63" style:family="paragraph" style:parent-style-name="Standard">
      <style:text-properties fo:font-style="italic" fo:font-weight="normal" officeooo:rsid="007af012" officeooo:paragraph-rsid="007af012" style:font-style-asian="italic" style:font-weight-asian="normal" style:font-style-complex="italic" style:font-weight-complex="normal"/>
    </style:style>
    <style:style style:name="P64" style:family="paragraph" style:parent-style-name="Standard">
      <style:text-properties fo:font-style="italic" fo:font-weight="normal" officeooo:rsid="007d2eed" officeooo:paragraph-rsid="007d2eed" style:font-style-asian="italic" style:font-weight-asian="normal" style:font-style-complex="italic" style:font-weight-complex="normal"/>
    </style:style>
    <style:style style:name="P65" style:family="paragraph" style:parent-style-name="Standard">
      <style:text-properties fo:font-style="italic" fo:font-weight="normal" officeooo:rsid="00843635" officeooo:paragraph-rsid="00843635" style:font-style-asian="italic" style:font-weight-asian="normal" style:font-style-complex="italic" style:font-weight-complex="normal"/>
    </style:style>
    <style:style style:name="P66" style:family="paragraph" style:parent-style-name="Standard">
      <style:text-properties officeooo:rsid="002e8c1e" officeooo:paragraph-rsid="002e8c1e"/>
    </style:style>
    <style:style style:name="P67" style:family="paragraph" style:parent-style-name="Standard">
      <style:text-properties officeooo:rsid="002f0ff9" officeooo:paragraph-rsid="002f0ff9"/>
    </style:style>
    <style:style style:name="P68" style:family="paragraph" style:parent-style-name="Standard">
      <style:text-properties fo:font-style="normal" officeooo:rsid="0029fff7" officeooo:paragraph-rsid="0029fff7" style:font-style-asian="normal" style:font-style-complex="normal"/>
    </style:style>
    <style:style style:name="P69" style:family="paragraph" style:parent-style-name="Standard">
      <style:text-properties fo:font-style="normal" officeooo:rsid="002f94ae" officeooo:paragraph-rsid="002f94ae" style:font-style-asian="normal" style:font-style-complex="normal"/>
    </style:style>
    <style:style style:name="P70" style:family="paragraph" style:parent-style-name="Standard">
      <style:text-properties fo:font-style="normal" officeooo:rsid="0030c8ad" officeooo:paragraph-rsid="0030c8ad" style:font-style-asian="normal" style:font-style-complex="normal"/>
    </style:style>
    <style:style style:name="P71" style:family="paragraph" style:parent-style-name="Standard">
      <style:text-properties fo:font-style="normal" officeooo:rsid="0036c051" officeooo:paragraph-rsid="0036c051" style:font-style-asian="normal" style:font-style-complex="normal"/>
    </style:style>
    <style:style style:name="P72" style:family="paragraph" style:parent-style-name="Standard">
      <style:text-properties fo:font-style="normal" officeooo:rsid="00439317" officeooo:paragraph-rsid="006a25d4" style:font-style-asian="normal" style:font-style-complex="normal"/>
    </style:style>
    <style:style style:name="P73" style:family="paragraph" style:parent-style-name="Standard">
      <style:text-properties fo:font-style="normal" fo:font-weight="normal" officeooo:rsid="00595209" officeooo:paragraph-rsid="00690947" style:font-style-asian="normal" style:font-weight-asian="normal" style:font-style-complex="normal" style:font-weight-complex="normal"/>
    </style:style>
    <style:style style:name="P74" style:family="paragraph" style:parent-style-name="Standard">
      <style:text-properties fo:font-style="normal" fo:font-weight="normal" officeooo:rsid="006a25d4" officeooo:paragraph-rsid="006a25d4" style:font-style-asian="normal" style:font-weight-asian="normal" style:font-style-complex="normal" style:font-weight-complex="normal"/>
    </style:style>
    <style:style style:name="P75" style:family="paragraph" style:parent-style-name="Standard">
      <style:text-properties officeooo:rsid="002f94ae" officeooo:paragraph-rsid="002f94ae"/>
    </style:style>
    <style:style style:name="P76" style:family="paragraph" style:parent-style-name="Standard">
      <style:text-properties officeooo:rsid="00338021" officeooo:paragraph-rsid="00338021"/>
    </style:style>
    <style:style style:name="P77" style:family="paragraph" style:parent-style-name="Standard">
      <style:text-properties officeooo:rsid="0035da3a" officeooo:paragraph-rsid="0035da3a"/>
    </style:style>
    <style:style style:name="P78" style:family="paragraph" style:parent-style-name="Standard">
      <style:text-properties officeooo:rsid="00439317" officeooo:paragraph-rsid="00439317"/>
    </style:style>
    <style:style style:name="P79" style:family="paragraph" style:parent-style-name="Standard">
      <style:text-properties officeooo:rsid="002935ce" officeooo:paragraph-rsid="002935ce"/>
    </style:style>
    <style:style style:name="P80" style:family="paragraph" style:parent-style-name="Standard">
      <style:text-properties style:text-underline-style="solid" style:text-underline-width="auto" style:text-underline-color="font-color" officeooo:rsid="004cc9dd" officeooo:paragraph-rsid="004cc9dd"/>
    </style:style>
    <style:style style:name="P81" style:family="paragraph" style:parent-style-name="Standard">
      <style:text-properties style:text-underline-style="solid" style:text-underline-width="auto" style:text-underline-color="font-color" officeooo:rsid="004cc9dd" officeooo:paragraph-rsid="004eba6e"/>
    </style:style>
    <style:style style:name="P82" style:family="paragraph" style:parent-style-name="Standard">
      <style:text-properties style:text-underline-style="solid" style:text-underline-width="auto" style:text-underline-color="font-color" officeooo:rsid="004eba6e" officeooo:paragraph-rsid="004eba6e"/>
    </style:style>
    <style:style style:name="P83" style:family="paragraph" style:parent-style-name="Standard">
      <style:text-properties style:text-underline-style="solid" style:text-underline-width="auto" style:text-underline-color="font-color" officeooo:rsid="005404a8" officeooo:paragraph-rsid="00690947"/>
    </style:style>
    <style:style style:name="P84" style:family="paragraph" style:parent-style-name="Standard">
      <style:text-properties style:text-underline-style="solid" style:text-underline-width="auto" style:text-underline-color="font-color" officeooo:rsid="005404a8" officeooo:paragraph-rsid="007e6df5"/>
    </style:style>
    <style:style style:name="P85" style:family="paragraph" style:parent-style-name="Standard">
      <style:text-properties officeooo:rsid="005a4d5e" officeooo:paragraph-rsid="005a4d5e"/>
    </style:style>
    <style:style style:name="P86" style:family="paragraph" style:parent-style-name="Standard">
      <style:text-properties officeooo:rsid="0036aa89" officeooo:paragraph-rsid="0036c051"/>
    </style:style>
    <style:style style:name="P87" style:family="paragraph" style:parent-style-name="Standard">
      <style:text-properties officeooo:rsid="0040b348" officeooo:paragraph-rsid="00690947"/>
    </style:style>
    <style:style style:name="P88" style:family="paragraph" style:parent-style-name="Standard">
      <style:text-properties officeooo:rsid="0040b348" officeooo:paragraph-rsid="007e6df5"/>
    </style:style>
    <style:style style:name="P89" style:family="paragraph" style:parent-style-name="Standard">
      <style:text-properties officeooo:rsid="0040b348" officeooo:paragraph-rsid="007f072e"/>
    </style:style>
    <style:style style:name="P90" style:family="paragraph" style:parent-style-name="Standard">
      <style:text-properties officeooo:rsid="0041cc81" officeooo:paragraph-rsid="00690947"/>
    </style:style>
    <style:style style:name="P91" style:family="paragraph" style:parent-style-name="Standard">
      <style:text-properties officeooo:rsid="00690947" officeooo:paragraph-rsid="00690947"/>
    </style:style>
    <style:style style:name="P92" style:family="paragraph" style:parent-style-name="Standard">
      <style:text-properties officeooo:rsid="00690947" officeooo:paragraph-rsid="007e6df5"/>
    </style:style>
    <style:style style:name="P93" style:family="paragraph" style:parent-style-name="Table_20_Contents">
      <style:paragraph-properties fo:text-align="center" style:justify-single-word="false"/>
      <style:text-properties officeooo:rsid="00338021" officeooo:paragraph-rsid="00338021"/>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officeooo:paragraph-rsid="00690947"/>
    </style:style>
    <style:style style:name="P96" style:family="paragraph" style:parent-style-name="Table_20_Contents">
      <style:paragraph-properties fo:text-align="center" style:justify-single-word="false"/>
      <style:text-properties officeooo:paragraph-rsid="007e6df5"/>
    </style:style>
    <style:style style:name="P97" style:family="paragraph" style:parent-style-name="Table_20_Contents">
      <style:paragraph-properties fo:text-align="center" style:justify-single-word="false"/>
      <style:text-properties officeooo:rsid="004ca17f" officeooo:paragraph-rsid="004ca17f"/>
    </style:style>
    <style:style style:name="P98"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99"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100"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101" style:family="paragraph" style:parent-style-name="Table_20_Contents">
      <style:paragraph-properties fo:text-align="center" style:justify-single-word="false"/>
      <style:text-properties fo:font-weight="bold" officeooo:rsid="005404a8" officeooo:paragraph-rsid="00690947" style:font-weight-asian="bold" style:font-weight-complex="bold"/>
    </style:style>
    <style:style style:name="P102" style:family="paragraph" style:parent-style-name="Table_20_Contents">
      <style:paragraph-properties fo:text-align="center" style:justify-single-word="false"/>
      <style:text-properties fo:font-weight="bold" officeooo:rsid="005404a8" officeooo:paragraph-rsid="007e6df5" style:font-weight-asian="bold" style:font-weight-complex="bold"/>
    </style:style>
    <style:style style:name="P103" style:family="paragraph" style:parent-style-name="Table_20_Contents">
      <style:paragraph-properties fo:text-align="center" style:justify-single-word="false"/>
      <style:text-properties officeooo:rsid="00508c82" officeooo:paragraph-rsid="00508c82"/>
    </style:style>
    <style:style style:name="P104" style:family="paragraph" style:parent-style-name="Table_20_Contents">
      <style:paragraph-properties fo:text-align="center" style:justify-single-word="false"/>
      <style:text-properties officeooo:rsid="005651b1" officeooo:paragraph-rsid="005651b1"/>
    </style:style>
    <style:style style:name="P105" style:family="paragraph" style:parent-style-name="Table_20_Contents">
      <style:paragraph-properties fo:text-align="center" style:justify-single-word="false"/>
      <style:text-properties officeooo:rsid="0056ff68" officeooo:paragraph-rsid="0056ff68"/>
    </style:style>
    <style:style style:name="P106" style:family="paragraph" style:parent-style-name="Table_20_Contents">
      <style:paragraph-properties fo:text-align="center" style:justify-single-word="false"/>
      <style:text-properties officeooo:rsid="005404a8" officeooo:paragraph-rsid="00690947"/>
    </style:style>
    <style:style style:name="P107" style:family="paragraph" style:parent-style-name="Table_20_Contents">
      <style:paragraph-properties fo:text-align="center" style:justify-single-word="false"/>
      <style:text-properties officeooo:rsid="005404a8" officeooo:paragraph-rsid="007e6df5"/>
    </style:style>
    <style:style style:name="P108" style:family="paragraph" style:parent-style-name="Standard">
      <style:paragraph-properties fo:break-before="page"/>
      <style:text-properties style:text-underline-style="solid" style:text-underline-width="auto" style:text-underline-color="font-color" officeooo:rsid="004eba6e" officeooo:paragraph-rsid="004eba6e"/>
    </style:style>
    <style:style style:name="P109" style:family="paragraph" style:parent-style-name="Standard" style:list-style-name="L1">
      <style:text-properties officeooo:rsid="0021732a" officeooo:paragraph-rsid="0021732a"/>
    </style:style>
    <style:style style:name="P110" style:family="paragraph" style:parent-style-name="Standard" style:list-style-name="L1">
      <style:text-properties officeooo:rsid="0019e272" officeooo:paragraph-rsid="001c3330"/>
    </style:style>
    <style:style style:name="P111" style:family="paragraph" style:parent-style-name="Standard" style:list-style-name="L1">
      <style:text-properties officeooo:rsid="001c3330" officeooo:paragraph-rsid="001c3330"/>
    </style:style>
    <style:style style:name="P112" style:family="paragraph" style:parent-style-name="Standard" style:list-style-name="L1">
      <style:text-properties officeooo:rsid="001d86d6" officeooo:paragraph-rsid="001d86d6"/>
    </style:style>
    <style:style style:name="P113" style:family="paragraph" style:parent-style-name="Standard">
      <style:text-properties fo:font-style="normal" fo:font-weight="normal" officeooo:rsid="00777a01" officeooo:paragraph-rsid="0070a60d" style:font-style-asian="normal" style:font-weight-asian="normal" style:font-style-complex="normal" style:font-weight-complex="normal"/>
    </style:style>
    <style:style style:name="P114" style:family="paragraph" style:parent-style-name="Standard">
      <style:text-properties fo:font-style="normal" fo:font-weight="normal" officeooo:rsid="007af012" officeooo:paragraph-rsid="00777a01" style:font-style-asian="normal" style:font-weight-asian="normal" style:font-style-complex="normal" style:font-weight-complex="normal"/>
    </style:style>
    <style:style style:name="P115" style:family="paragraph" style:parent-style-name="Standard">
      <style:text-properties fo:font-style="normal" fo:font-weight="normal" officeooo:rsid="007af012" officeooo:paragraph-rsid="007af012" style:font-style-asian="normal" style:font-weight-asian="normal" style:font-style-complex="normal" style:font-weight-complex="normal"/>
    </style:style>
    <style:style style:name="P116" style:family="paragraph" style:parent-style-name="Standard">
      <style:text-properties fo:font-style="normal" fo:font-weight="normal" officeooo:rsid="007b7a61" officeooo:paragraph-rsid="007af012" style:font-style-asian="normal" style:font-weight-asian="normal" style:font-style-complex="normal" style:font-weight-complex="normal"/>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fo:font-style="italic" officeooo:rsid="0058ec7a" style:font-style-asian="italic" style:font-style-complex="italic"/>
    </style:style>
    <style:style style:name="T11" style:family="text">
      <style:text-properties fo:font-style="italic" officeooo:rsid="00595209" style:font-style-asian="italic" style:font-style-complex="italic"/>
    </style:style>
    <style:style style:name="T12" style:family="text">
      <style:text-properties fo:font-style="italic" officeooo:rsid="005a482a" style:font-style-asian="italic" style:font-style-complex="italic"/>
    </style:style>
    <style:style style:name="T13" style:family="text">
      <style:text-properties fo:font-style="italic" officeooo:rsid="005a4d5e" style:font-style-asian="italic" style:font-style-complex="italic"/>
    </style:style>
    <style:style style:name="T14" style:family="text">
      <style:text-properties fo:font-style="italic" officeooo:rsid="005b35ba" style:font-style-asian="italic" style:font-style-complex="italic"/>
    </style:style>
    <style:style style:name="T15" style:family="text">
      <style:text-properties fo:font-style="italic" officeooo:rsid="00692708" style:font-style-asian="italic" style:font-style-complex="italic"/>
    </style:style>
    <style:style style:name="T16" style:family="text">
      <style:text-properties fo:font-style="italic" officeooo:rsid="0069a958" style:font-style-asian="italic" style:font-style-complex="italic"/>
    </style:style>
    <style:style style:name="T17" style:family="text">
      <style:text-properties fo:font-style="italic" officeooo:rsid="006a25d4" style:font-style-asian="italic" style:font-style-complex="italic"/>
    </style:style>
    <style:style style:name="T18" style:family="text">
      <style:text-properties fo:font-style="italic" officeooo:rsid="006ae6e3" style:font-style-asian="italic" style:font-style-complex="italic"/>
    </style:style>
    <style:style style:name="T19" style:family="text">
      <style:text-properties fo:font-style="italic" officeooo:rsid="0073656f" style:font-style-asian="italic" style:font-style-complex="italic"/>
    </style:style>
    <style:style style:name="T20" style:family="text">
      <style:text-properties fo:font-style="italic" officeooo:rsid="006e38da" style:font-style-asian="italic" style:font-style-complex="italic"/>
    </style:style>
    <style:style style:name="T21" style:family="text">
      <style:text-properties fo:font-style="italic" officeooo:rsid="0075b10a" style:font-style-asian="italic" style:font-style-complex="italic"/>
    </style:style>
    <style:style style:name="T22" style:family="text">
      <style:text-properties fo:font-style="italic" officeooo:rsid="00777a01" style:font-style-asian="italic" style:font-style-complex="italic"/>
    </style:style>
    <style:style style:name="T23" style:family="text">
      <style:text-properties fo:font-style="italic" officeooo:rsid="007911df" style:font-style-asian="italic" style:font-style-complex="italic"/>
    </style:style>
    <style:style style:name="T24" style:family="text">
      <style:text-properties fo:font-style="italic" officeooo:rsid="0086bc6c" style:font-style-asian="italic" style:font-style-complex="italic"/>
    </style:style>
    <style:style style:name="T25" style:family="text">
      <style:text-properties officeooo:rsid="001aa78f"/>
    </style:style>
    <style:style style:name="T26" style:family="text">
      <style:text-properties fo:font-style="normal" style:font-style-asian="normal" style:font-style-complex="normal"/>
    </style:style>
    <style:style style:name="T27" style:family="text">
      <style:text-properties fo:font-style="normal" officeooo:rsid="0019e272" style:font-style-asian="normal" style:font-style-complex="normal"/>
    </style:style>
    <style:style style:name="T28" style:family="text">
      <style:text-properties fo:font-style="normal" officeooo:rsid="0036c051" style:font-style-asian="normal" style:font-style-complex="normal"/>
    </style:style>
    <style:style style:name="T29" style:family="text">
      <style:text-properties fo:font-style="normal" officeooo:rsid="00388d86" style:font-style-asian="normal" style:font-style-complex="normal"/>
    </style:style>
    <style:style style:name="T30" style:family="text">
      <style:text-properties fo:font-style="normal" officeooo:rsid="007911df" style:font-style-asian="normal" style:font-style-complex="normal"/>
    </style:style>
    <style:style style:name="T31" style:family="text">
      <style:text-properties fo:font-style="normal" officeooo:rsid="007af012" style:font-style-asian="normal" style:font-style-complex="normal"/>
    </style:style>
    <style:style style:name="T32" style:family="text">
      <style:text-properties fo:font-style="normal" officeooo:rsid="007b7a61" style:font-style-asian="normal" style:font-style-complex="normal"/>
    </style:style>
    <style:style style:name="T33" style:family="text">
      <style:text-properties fo:font-style="normal" officeooo:rsid="00893c11" style:font-style-asian="normal" style:font-style-complex="normal"/>
    </style:style>
    <style:style style:name="T34" style:family="text">
      <style:text-properties fo:font-style="normal" officeooo:rsid="008aee0c" style:font-style-asian="normal" style:font-style-complex="normal"/>
    </style:style>
    <style:style style:name="T35" style:family="text">
      <style:text-properties officeooo:rsid="001d86d6"/>
    </style:style>
    <style:style style:name="T36" style:family="text">
      <style:text-properties officeooo:rsid="001fddb4"/>
    </style:style>
    <style:style style:name="T37" style:family="text">
      <style:text-properties officeooo:rsid="00208f79"/>
    </style:style>
    <style:style style:name="T38" style:family="text">
      <style:text-properties officeooo:rsid="0021732a"/>
    </style:style>
    <style:style style:name="T39" style:family="text">
      <style:text-properties officeooo:rsid="0021ee93"/>
    </style:style>
    <style:style style:name="T40" style:family="text">
      <style:text-properties officeooo:rsid="002532f4"/>
    </style:style>
    <style:style style:name="T41" style:family="text">
      <style:text-properties officeooo:rsid="002b1605"/>
    </style:style>
    <style:style style:name="T42" style:family="text">
      <style:text-properties officeooo:rsid="002ceee6"/>
    </style:style>
    <style:style style:name="T43" style:family="text">
      <style:text-properties officeooo:rsid="002d0971"/>
    </style:style>
    <style:style style:name="T44" style:family="text">
      <style:text-properties officeooo:rsid="002f0ff9"/>
    </style:style>
    <style:style style:name="T45" style:family="text">
      <style:text-properties officeooo:rsid="002f94ae"/>
    </style:style>
    <style:style style:name="T46" style:family="text">
      <style:text-properties officeooo:rsid="0030c8ad"/>
    </style:style>
    <style:style style:name="T47" style:family="text">
      <style:text-properties officeooo:rsid="0033e57a"/>
    </style:style>
    <style:style style:name="T48" style:family="text">
      <style:text-properties officeooo:rsid="0036aa89"/>
    </style:style>
    <style:style style:name="T49" style:family="text">
      <style:text-properties officeooo:rsid="0036c051"/>
    </style:style>
    <style:style style:name="T50" style:family="text">
      <style:text-properties officeooo:rsid="00388d86"/>
    </style:style>
    <style:style style:name="T51" style:family="text">
      <style:text-properties officeooo:rsid="00429c5a"/>
    </style:style>
    <style:style style:name="T52" style:family="text">
      <style:text-properties officeooo:rsid="00467095"/>
    </style:style>
    <style:style style:name="T53" style:family="text">
      <style:text-properties officeooo:rsid="004a0df0"/>
    </style:style>
    <style:style style:name="T54" style:family="text">
      <style:text-properties officeooo:rsid="004ae310"/>
    </style:style>
    <style:style style:name="T55" style:family="text">
      <style:text-properties officeooo:rsid="004eba6e"/>
    </style:style>
    <style:style style:name="T56" style:family="text">
      <style:text-properties officeooo:rsid="00508c82"/>
    </style:style>
    <style:style style:name="T57" style:family="text">
      <style:text-properties officeooo:rsid="005651b1"/>
    </style:style>
    <style:style style:name="T58" style:family="text">
      <style:text-properties officeooo:rsid="0056ff68"/>
    </style:style>
    <style:style style:name="T59" style:family="text">
      <style:text-properties officeooo:rsid="0058df96"/>
    </style:style>
    <style:style style:name="T60" style:family="text">
      <style:text-properties officeooo:rsid="0058ec7a"/>
    </style:style>
    <style:style style:name="T61" style:family="text">
      <style:text-properties officeooo:rsid="005bf011"/>
    </style:style>
    <style:style style:name="T62" style:family="text">
      <style:text-properties officeooo:rsid="005d5f73"/>
    </style:style>
    <style:style style:name="T63" style:family="text">
      <style:text-properties officeooo:rsid="00611a21"/>
    </style:style>
    <style:style style:name="T64" style:family="text">
      <style:text-properties officeooo:rsid="0064e02f"/>
    </style:style>
    <style:style style:name="T65" style:family="text">
      <style:text-properties officeooo:rsid="00667e9d"/>
    </style:style>
    <style:style style:name="T66" style:family="text">
      <style:text-properties officeooo:rsid="00690947"/>
    </style:style>
    <style:style style:name="T67" style:family="text">
      <style:text-properties officeooo:rsid="00692708"/>
    </style:style>
    <style:style style:name="T68" style:family="text">
      <style:text-properties officeooo:rsid="006a25d4"/>
    </style:style>
    <style:style style:name="T69" style:family="text">
      <style:text-properties style:text-position="sub 58%"/>
    </style:style>
    <style:style style:name="T70" style:family="text">
      <style:text-properties style:text-position="sub 58%" officeooo:rsid="00843635"/>
    </style:style>
    <style:style style:name="T71" style:family="text">
      <style:text-properties officeooo:rsid="006ae6e3"/>
    </style:style>
    <style:style style:name="T72" style:family="text">
      <style:text-properties officeooo:rsid="006e38da"/>
    </style:style>
    <style:style style:name="T73" style:family="text">
      <style:text-properties officeooo:rsid="006eb372"/>
    </style:style>
    <style:style style:name="T74" style:family="text">
      <style:text-properties officeooo:rsid="0072bc4f"/>
    </style:style>
    <style:style style:name="T75" style:family="text">
      <style:text-properties officeooo:rsid="0074d5a9"/>
    </style:style>
    <style:style style:name="T76" style:family="text">
      <style:text-properties officeooo:rsid="00777a01"/>
    </style:style>
    <style:style style:name="T77" style:family="text">
      <style:text-properties officeooo:rsid="007b7a61"/>
    </style:style>
    <style:style style:name="T78" style:family="text">
      <style:text-properties officeooo:rsid="007e6df5"/>
    </style:style>
    <style:style style:name="T79" style:family="text">
      <style:text-properties officeooo:rsid="0041cc81"/>
    </style:style>
    <style:style style:name="T80" style:family="text">
      <style:text-properties officeooo:rsid="0080b916"/>
    </style:style>
    <style:style style:name="T81" style:family="text">
      <style:text-properties officeooo:rsid="0082a542"/>
    </style:style>
    <style:style style:name="T82" style:family="text">
      <style:text-properties officeooo:rsid="00843635"/>
    </style:style>
    <style:style style:name="T83" style:family="text">
      <style:text-properties officeooo:rsid="00853475"/>
    </style:style>
    <style:style style:name="T84" style:family="text">
      <style:text-properties officeooo:rsid="0086bc6c"/>
    </style:style>
    <style:style style:name="T85" style:family="text">
      <style:text-properties officeooo:rsid="00875ce8"/>
    </style:style>
    <style:style style:name="T86" style:family="text">
      <style:text-properties officeooo:rsid="00893c11"/>
    </style:style>
    <style:style style:name="T87" style:family="text">
      <style:text-properties officeooo:rsid="008aee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
      <text:p text:style-name="P1">Some models are inherently interpretable. An example of this is a linear model, like the one below:</text:p>
      <text:p text:style-name="P1"/>
      <text:p text:style-name="P16">[<text:span text:style-name="T80">TODO: </text:span>Model]</text:p>
      <text:p text:style-name="P1"/>
      <text:p text:style-name="P1">Or, in ordinary language:</text:p>
      <text:p text:style-name="P1"/>
      <text:p text:style-name="P16">[<text:span text:style-name="T80">TODO: </text:span>Explanation <text:span text:style-name="T53">of model</text:span>]</text:p>
      <text:p text:style-name="P1"/>
      <text:p text:style-name="P1">You can see what each term is doing to the overall prediction, and (conditional on being familiar with the quantities in question) roughly how important each of them are.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text:span> looks like this:</text:p>
      <text:p text:style-name="P1"/>
      <text:p text:style-name="P16">[<text:span text:style-name="T80">TODO: </text:span>Picture of 5 XGB trees <text:span text:style-name="T50">with treedepth 3</text:span>]</text:p>
      <text:p text:style-name="P1"/>
      <text:p text:style-name="P1">. . . and so on for 9<text:span text:style-name="T2">5</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The main cause of uninterpretability here is <text:span text:style-name="T48">interaction. If the decision trees that comprise this model were of depth 1 (‘decision stumps’), then no matter how many of them there were, you could sum up the effect of each variable with a graph like this:</text:span></text:p>
      <text:p text:style-name="P2"/>
      <text:p text:style-name="P16">[<text:span text:style-name="T80">TODO: </text:span>PDP graph]</text:p>
      <text:p text:style-name="P2"/>
      <text:p text:style-name="P4">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39">However</text:span>, in a complex system, effects of variables are <text:span text:style-name="T25">modified </text:span>by <text:span text:style-name="T25">other variables. While we should regard an algorithm that says “I’ve found a three-way interaction in this dataset, please use it to help inform your decisions” with some fraction of the skepticism [TODO: link]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27">other </text:span><text:span text:style-name="T2">than interaction cause high-treedepth models to outperform, and shows how they could be addressed without using treedepth&gt;1.</text:span></text:p>
      <text:p text:style-name="P3"/>
      <text:p text:style-name="P5"><text:span text:style-name="T57">By providing these existence proofs, I aim</text:span> to support the following implications:</text:p>
      <text:list xml:id="list4818412637520237074" text:style-name="L1">
        <text:list-item>
          <text:p text:style-name="P109">These problems are present in at least some real-world <text:span text:style-name="T62">datasets to which </text:span>tree-based models <text:span text:style-name="T62">have been applied</text:span>, and are at least somewhat responsible for at least some of the performance gap between high- and low-treedepth models.</text:p>
        </text:list-item>
        <text:list-item>
          <text:p text:style-name="P110"><text:soft-page-break/>For a given dataset, the gap between the performance of conventional tree-based models and the best inherently interpretable model may be smaller than you think.</text:p>
        </text:list-item>
        <text:list-item>
          <text:p text:style-name="P111"><text:span text:style-name="T35">For a given dataset, t</text:span>he maximum treedepth required for optimum performance <text:span text:style-name="T36">by a tree-based model</text:span> <text:span text:style-name="T35">may be</text:span> lower than you think.</text:p>
        </text:list-item>
        <text:list-item>
          <text:p text:style-name="P112">At least a few real-world models which appear to <text:span text:style-name="T38">benefit from</text:span> treedepth&gt;1 can probably have their performance matched by inherently interpretable models once these problems are addressed.</text:p>
        </text:list-item>
      </text:list>
      <text:p text:style-name="P18"/>
      <text:p text:style-name="P6">So, what <text:span text:style-name="T36">non-interaction reasons might a tree-based model have for high treedepth?</text:span></text:p>
      <text:p text:style-name="P2"/>
      <text:p text:style-name="P11"><text:span text:style-name="T37">H</text:span>igh treedepth <text:span text:style-name="T37">can</text:span> <text:span text:style-name="T40">compensate for insufficient learning</text:span></text:p>
      <text:p text:style-name="P6"/>
      <text:p text:style-name="P79">Scenario <text:span text:style-name="T44">One</text:span>: <text:a xlink:type="simple" xlink:href="https://github.com/H-B-P/rolecno/blob/main/treedepth_is_too_damn_high/other_reasons/learn_rate/gen.py" text:style-name="Internet_20_link" text:visited-style-name="Visited_20_Internet_20_Link"><text:span text:style-name="T44">Generate</text:span></text:a><text:span text:style-name="T44"> a dataset by flipping ten (virtual) coins a thousand times apiece. The explanatory variables are the results of the ten coin filps; the response variable is the number of heads in each set of ten flips, plus some Gaussian random noise. Then </text:span><text:a xlink:type="simple" xlink:href="https://github.com/H-B-P/rolecno/blob/main/treedepth_is_too_damn_high/other_reasons/learn_rate/model_1a.py" text:style-name="Internet_20_link" text:visited-style-name="Visited_20_Internet_20_Link"><text:span text:style-name="T44">model</text:span></text:a><text:span text:style-name="T44"> it, using XGBoost with varying treedepths. Note that, despite no interactions between variables, and despite the form of this process being ideal for unity-linked Gaussian modelling, higher-treedepth models consistently get better MAE and RMSE scores when tested on identically-generated outsamples.</text:span></text:p>
      <text:p text:style-name="P79"/>
      <text:p text:style-name="P80">Table 1<text:span text:style-name="T55">a</text:span>: Example <text:span text:style-name="T55">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98">Scenario</text:p>
          </table:table-cell>
          <table:table-cell table:style-name="Table2.A1" office:value-type="string">
            <text:p text:style-name="P98">Mean Average Error</text:p>
          </table:table-cell>
          <table:table-cell table:style-name="Table2.C1" office:value-type="string">
            <text:p text:style-name="P98">Root Mean Square Error</text:p>
          </table:table-cell>
        </table:table-row>
        <table:table-row>
          <table:table-cell table:style-name="Table2.A2" office:value-type="string">
            <text:p text:style-name="P97"><text:span text:style-name="T55">max_</text:span>depth = 1</text:p>
          </table:table-cell>
          <table:table-cell table:style-name="Table2.A2" office:value-type="string">
            <text:p text:style-name="P97">1.617</text:p>
          </table:table-cell>
          <table:table-cell table:style-name="Table2.C2" office:value-type="string">
            <text:p text:style-name="P97">2.016</text:p>
          </table:table-cell>
        </table:table-row>
        <table:table-row>
          <table:table-cell table:style-name="Table2.A2" office:value-type="string">
            <text:p text:style-name="P97"><text:span text:style-name="T55">max_</text:span>depth = 2</text:p>
          </table:table-cell>
          <table:table-cell table:style-name="Table2.A2" office:value-type="string">
            <text:p text:style-name="P97">1.524</text:p>
          </table:table-cell>
          <table:table-cell table:style-name="Table2.C2" office:value-type="string">
            <text:p text:style-name="P97">1.888</text:p>
          </table:table-cell>
        </table:table-row>
        <table:table-row>
          <table:table-cell table:style-name="Table2.A2" office:value-type="string">
            <text:p text:style-name="P97"><text:span text:style-name="T55">max_</text:span>depth = 3</text:p>
          </table:table-cell>
          <table:table-cell table:style-name="Table2.A2" office:value-type="string">
            <text:p text:style-name="P97">1.482</text:p>
          </table:table-cell>
          <table:table-cell table:style-name="Table2.C2" office:value-type="string">
            <text:p text:style-name="P97">1.825</text:p>
          </table:table-cell>
        </table:table-row>
      </table:table>
      <text:p text:style-name="P7"/>
      <text:p text:style-name="P68"><text:span text:style-name="T3">Oh, come </text:span><text:span text:style-name="T7">on</text:span><text:span text:style-name="T6">!</text:span><text:span text:style-name="T3">, </text:span>you may reasonably <text:span text:style-name="T46">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46"/>
      <text:p text:style-name="P48">Terribly sorry, dear Reader. <text:a xlink:type="simple" xlink:href="https://github.com/H-B-P/rolecno/blob/main/treedepth_is_too_damn_high/other_reasons/learn_rate/model_1b.py" text:style-name="Internet_20_link" text:visited-style-name="Visited_20_Internet_20_Link">Here</text:a> <text:span text:style-name="T42">is a version of the modelling code which addresses that particular concern; you will notice that the results displays the same effect.</text:span></text:p>
      <text:p text:style-name="P48"/>
      <text:p text:style-name="P81">Table 1<text:span text:style-name="T55">b</text:span>: Example <text:span text:style-name="T55">results</text:span> from Scenario 1, <text:span text:style-name="T55">with 100 trees this time</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99">Scenario</text:p>
          </table:table-cell>
          <table:table-cell table:style-name="Table3.A1" office:value-type="string">
            <text:p text:style-name="P99">Mean Average Error</text:p>
          </table:table-cell>
          <table:table-cell table:style-name="Table3.C1" office:value-type="string">
            <text:p text:style-name="P99">Root Mean Square Error</text:p>
          </table:table-cell>
        </table:table-row>
        <table:table-row>
          <table:table-cell table:style-name="Table3.A2" office:value-type="string">
            <text:p text:style-name="P97"><text:span text:style-name="T55">max_</text:span>depth = 1</text:p>
          </table:table-cell>
          <table:table-cell table:style-name="Table3.A2" office:value-type="string">
            <text:p text:style-name="P104">1.967</text:p>
          </table:table-cell>
          <table:table-cell table:style-name="Table3.C2" office:value-type="string">
            <text:p text:style-name="P105">2.382</text:p>
          </table:table-cell>
        </table:table-row>
        <table:table-row>
          <table:table-cell table:style-name="Table3.A2" office:value-type="string">
            <text:p text:style-name="P97"><text:span text:style-name="T55">max_</text:span>depth = 2</text:p>
          </table:table-cell>
          <table:table-cell table:style-name="Table3.A2" office:value-type="string">
            <text:p text:style-name="P105">1.916</text:p>
          </table:table-cell>
          <table:table-cell table:style-name="Table3.C2" office:value-type="string">
            <text:p text:style-name="P105">2.304</text:p>
          </table:table-cell>
        </table:table-row>
        <table:table-row>
          <table:table-cell table:style-name="Table3.A2" office:value-type="string">
            <text:p text:style-name="P97"><text:span text:style-name="T55">max_</text:span>depth = 3</text:p>
          </table:table-cell>
          <table:table-cell table:style-name="Table3.A2" office:value-type="string">
            <text:p text:style-name="P105">1.886</text:p>
          </table:table-cell>
          <table:table-cell table:style-name="Table3.C2" office:value-type="string">
            <text:p text:style-name="P105">2.248</text:p>
          </table:table-cell>
        </table:table-row>
      </table:table>
      <text:p text:style-name="P49"/>
      <text:p text:style-name="P51">No shit it displays the same effect! You set the learning rate to 0.01, and only gave it 100 trees!</text:p>
      <text:p text:style-name="P6"/>
      <text:p text:style-name="P50">And why is that a problem?</text:p>
      <text:p text:style-name="P50"/>
      <text:p text:style-name="P51">Because you-</text:p>
      <text:p text:style-name="P6"/>
      <text:p text:style-name="P50">Because <text:span text:style-name="T43">the total amount of learning – that is, the quantity which makes a model underfit when too low and overfit when too high – has a complex but monotonically increasing relationship with </text:span><text:soft-page-break/><text:span text:style-name="T43">treedepth, treecount, and learning rate? And because, when the other hyperparameters are too low, increasing treedepth will make the model better because it moves it away from being underfit, even if there are no interactions to model?</text:span></text:p>
      <text:p text:style-name="P50"/>
      <text:p text:style-name="P52">Don’t interrup<text:span text:style-name="T44">t</text:span>! But yeah, that’s pretty much it.</text:p>
      <text:p text:style-name="P6"/>
      <text:p text:style-name="P66">Well, for what it’s worth, you’re right: <text:span text:style-name="T56">if you get the amount of learning correct, modelling complexity that isn’t there will only make things worse</text:span>. But the <text:span text:style-name="T46">effect I’ve shown</text:span> <text:span text:style-name="T61">is still</text:span> important.</text:p>
      <text:p text:style-name="P66"/>
      <text:p text:style-name="P53">How? <text:span text:style-name="T44">All I’ve learned from this is to not blatantly undertrain a model.</text:span></text:p>
      <text:p text:style-name="P6"/>
      <text:p text:style-name="P67">You’ve also learned not to subtly undertrain a model. For example, if you tried to find the best treedepth for a model by varying only treedepth, you’d get the “what’s the best treedepth?” question <text:span text:style-name="T61">entangled</text:span> with the “what’s the best amount of learning?” question. In order to actually find the best treedepth, you’d need to <text:a xlink:type="simple" xlink:href="https://github.com/H-B-P/rolecno/blob/main/treedepth_is_too_damn_high/other_reasons/learn_rate/gridsearch.py" text:style-name="Internet_20_link" text:visited-style-name="Visited_20_Internet_20_Link"><text:span text:style-name="T45">gridsearch</text:span></text:a><text:span text:style-name="T45"> by </text:span>vary<text:span text:style-name="T45">ing</text:span> it <text:span text:style-name="T45">and at least one of the other hyperparameters simultaneously, and comparing the best value for each treedepth.</text:span></text:p>
      <text:p text:style-name="P67"/>
      <text:p text:style-name="P82">Table 1c: values of MAE for different values of treedepth and learning rate</text:p>
      <text:p text:style-name="P7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4"/>
          </table:table-cell>
          <table:table-cell table:style-name="Table4.A1" office:value-type="string">
            <text:p text:style-name="P103">max_depth = 1</text:p>
          </table:table-cell>
          <table:table-cell table:style-name="Table4.A1" office:value-type="string">
            <text:p text:style-name="P103">max_depth = 2</text:p>
          </table:table-cell>
          <table:table-cell table:style-name="Table4.D1" office:value-type="string">
            <text:p text:style-name="P103">max_depth = 3</text:p>
          </table:table-cell>
        </table:table-row>
        <table:table-row>
          <table:table-cell table:style-name="Table4.A2" office:value-type="string">
            <text:p text:style-name="P103">learning_rate = 0.05</text:p>
          </table:table-cell>
          <table:table-cell table:style-name="Table4.A2" office:value-type="string">
            <text:p text:style-name="P103">1.0948</text:p>
          </table:table-cell>
          <table:table-cell table:style-name="Table4.A2" office:value-type="string">
            <text:p text:style-name="P103">0.9323</text:p>
          </table:table-cell>
          <table:table-cell table:style-name="Table4.D2" office:value-type="string">
            <text:p text:style-name="P103">0.8541</text:p>
          </table:table-cell>
        </table:table-row>
        <table:table-row>
          <table:table-cell table:style-name="Table4.A2" office:value-type="string">
            <text:p text:style-name="P103">learning_rate = 0.1</text:p>
          </table:table-cell>
          <table:table-cell table:style-name="Table4.A2" office:value-type="string">
            <text:p text:style-name="P103">0.9053</text:p>
          </table:table-cell>
          <table:table-cell table:style-name="Table4.A2" office:value-type="string">
            <text:p text:style-name="P103">0.8289</text:p>
          </table:table-cell>
          <table:table-cell table:style-name="Table4.D2" office:value-type="string">
            <text:p text:style-name="P100">0.8164</text:p>
          </table:table-cell>
        </table:table-row>
        <table:table-row>
          <table:table-cell table:style-name="Table4.A2" office:value-type="string">
            <text:p text:style-name="P103">learning_rate = 0.2</text:p>
          </table:table-cell>
          <table:table-cell table:style-name="Table4.A2" office:value-type="string">
            <text:p text:style-name="P103">0.7994</text:p>
          </table:table-cell>
          <table:table-cell table:style-name="Table4.A2" office:value-type="string">
            <text:p text:style-name="P103">0.8124</text:p>
          </table:table-cell>
          <table:table-cell table:style-name="Table4.D2" office:value-type="string">
            <text:p text:style-name="P103">0.8166</text:p>
          </table:table-cell>
        </table:table-row>
        <table:table-row>
          <table:table-cell table:style-name="Table4.A2" office:value-type="string">
            <text:p text:style-name="P103">learning_rate = 0.3</text:p>
          </table:table-cell>
          <table:table-cell table:style-name="Table4.A2" office:value-type="string">
            <text:p text:style-name="P103">0.789</text:p>
          </table:table-cell>
          <table:table-cell table:style-name="Table4.A2" office:value-type="string">
            <text:p text:style-name="P100">0.8099</text:p>
          </table:table-cell>
          <table:table-cell table:style-name="Table4.D2" office:value-type="string">
            <text:p text:style-name="P103">0.8255</text:p>
          </table:table-cell>
        </table:table-row>
        <table:table-row>
          <table:table-cell table:style-name="Table4.A2" office:value-type="string">
            <text:p text:style-name="P103">learning_rate = 0.4</text:p>
          </table:table-cell>
          <table:table-cell table:style-name="Table4.A2" office:value-type="string">
            <text:p text:style-name="P100">0.7883</text:p>
          </table:table-cell>
          <table:table-cell table:style-name="Table4.A2" office:value-type="string">
            <text:p text:style-name="P103">0.813</text:p>
          </table:table-cell>
          <table:table-cell table:style-name="Table4.D2" office:value-type="string">
            <text:p text:style-name="P103">0.825</text:p>
          </table:table-cell>
        </table:table-row>
        <table:table-row>
          <table:table-cell table:style-name="Table4.A2" office:value-type="string">
            <text:p text:style-name="P103">learning_rate = 0.5</text:p>
          </table:table-cell>
          <table:table-cell table:style-name="Table4.A2" office:value-type="string">
            <text:p text:style-name="P103">0.7884</text:p>
          </table:table-cell>
          <table:table-cell table:style-name="Table4.A2" office:value-type="string">
            <text:p text:style-name="P103">0.811</text:p>
          </table:table-cell>
          <table:table-cell table:style-name="Table4.D2" office:value-type="string">
            <text:p text:style-name="P103">0.836</text:p>
          </table:table-cell>
        </table:table-row>
        <table:table-row>
          <table:table-cell table:style-name="Table4.A2" office:value-type="string">
            <text:p text:style-name="P103">Best</text:p>
          </table:table-cell>
          <table:table-cell table:style-name="Table4.A2" office:value-type="string">
            <text:p text:style-name="P100">0.7883</text:p>
          </table:table-cell>
          <table:table-cell table:style-name="Table4.A2" office:value-type="string">
            <text:p text:style-name="P100">0.8099</text:p>
          </table:table-cell>
          <table:table-cell table:style-name="Table4.D2" office:value-type="string">
            <text:p text:style-name="P100">0.8164</text:p>
          </table:table-cell>
        </table:table-row>
      </table:table>
      <text:p text:style-name="P75"/>
      <text:p text:style-name="P75">And even that wouldn’t be good enough if you picked the wrong <text:span text:style-name="T46">range(s)</text:span> for the other hyperparameter<text:span text:style-name="T46">(s)</text:span> . . .</text:p>
      <text:p text:style-name="P75"/>
      <text:p text:style-name="P54">You know <text:span text:style-name="T46">everything you said works backwards, right? All your reasoning about how subtle undertraining can cause too-high treedepth counts as reasoning for why subtle overtraining can cause too-low treedepth.</text:span></text:p>
      <text:p text:style-name="P69"/>
      <text:p text:style-name="P70">That’s true. But this post is about ways people can end up with artificially high treedepth, and it’d be remiss of me to <text:span text:style-name="T87">not </text:span>mention this <text:span text:style-name="T58">phenomenon even when the reverse can be true.</text:span></text:p>
      <text:p text:style-name="P6"/>
      <text:p text:style-name="P85">[TODO: add a footnote <text:span text:style-name="T75">e</text:span>xplaining asymmetry causes: underfit hurts more than overfit, XGB has regularisation options which inhibit overfit but not underfit, overfit takes more time and processing power than overfit; <text:span text:style-name="T62">and conversely, underfit is Good Actually because concept drift</text:span>]</text:p>
      <text:p text:style-name="P6"/>
      <text:p text:style-name="P11">High treedepth can compensate for <text:span text:style-name="T37">incorrect</text:span> linkages</text:p>
      <text:p text:style-name="P6"/>
      <text:p text:style-name="P47">Scenario <text:span text:style-name="T45">T</text:span>wo: <text:span text:style-name="T46">You are using the colour and size of gemstones to predict their price. The pattern you are attempting to model is shown in the table below.</text:span></text:p>
      <text:p text:style-name="P47"/>
      <text:p text:style-name="P47"/>
      <text:p text:style-name="P108">Table 2: Hypothetical gemstone setup</text:p>
      <text:p text:style-name="P47"/>
      <table:table table:name="Table1" table:style-name="Table1">
        <table:table-column table:style-name="Table1.A"/>
        <table:table-column table:style-name="Table1.B"/>
        <table:table-column table:style-name="Table1.C"/>
        <table:table-row>
          <table:table-cell table:style-name="Table1.A1" office:value-type="string">
            <text:p text:style-name="P94"/>
          </table:table-cell>
          <table:table-cell table:style-name="Table1.A1" office:value-type="string">
            <text:p text:style-name="P93">Size = Small</text:p>
          </table:table-cell>
          <table:table-cell table:style-name="Table1.C1" office:value-type="string">
            <text:p text:style-name="P93">Size = Big</text:p>
          </table:table-cell>
        </table:table-row>
        <table:table-row>
          <table:table-cell table:style-name="Table1.A2" office:value-type="string">
            <text:p text:style-name="P93">Colour = Red</text:p>
          </table:table-cell>
          <table:table-cell table:style-name="Table1.A2" office:value-type="string">
            <text:p text:style-name="P93">$100</text:p>
          </table:table-cell>
          <table:table-cell table:style-name="Table1.C2" office:value-type="string">
            <text:p text:style-name="P93">$300</text:p>
          </table:table-cell>
        </table:table-row>
        <table:table-row>
          <table:table-cell table:style-name="Table1.A2" office:value-type="string">
            <text:p text:style-name="P93">Colour = Blue</text:p>
          </table:table-cell>
          <table:table-cell table:style-name="Table1.A2" office:value-type="string">
            <text:p text:style-name="P93">$200</text:p>
          </table:table-cell>
          <table:table-cell table:style-name="Table1.C2" office:value-type="string">
            <text:p text:style-name="P93">$600</text:p>
          </table:table-cell>
        </table:table-row>
      </table:table>
      <text:p text:style-name="P47"/>
      <text:p text:style-name="P76">If you fit an additive <text:span text:style-name="T47">model</text:span> – or, <text:span text:style-name="T47">to use the proper terminology, a “unity-linked” model – you would need treedepth of two or more to fully model price. Start with $100, add $100 for blueness, add $200 for bigness, and add a further $200 for the interaction of blueness and bigness.</text:span></text:p>
      <text:p text:style-name="P47"/>
      <text:p text:style-name="P77">But the effects in this situation aren’t additive. If you fit a multiplicative – or “log-linked” – model, you would <text:span text:style-name="T48">only need treedepth of 1: blueness multiplies price by 2, bigness multiplies price by 3, and that explains the entire table.</text:span></text:p>
      <text:p text:style-name="P77"/>
      <text:p text:style-name="P55"><text:span text:style-name="T50">That’s a cute solution to a toy problem. But w</text:span>hen dealing with the kind of data people hire people to deal with – as opposed to the kind of data <text:span text:style-name="T49">you can just use physical or mathematical laws to predict – behaviour will be complex enough that effects from a given feature will be additive AND multiplicative AND probably some other -tives. Where does that leave you?</text:span></text:p>
      <text:p text:style-name="P71"/>
      <text:p text:style-name="P86"><text:span text:style-name="T28">It guarantees that a model with a </text:span><text:span text:style-name="T29">conventional</text:span><text:span text:style-name="T28"> approach to linkage will never be perfect. But we can minimise the impact of this phenomenon – and hence the treedepth required – by </text:span><text:span text:style-name="T29">using</text:span><text:span text:style-name="T28"> the least incorrect linkage.</text:span></text:p>
      <text:p text:style-name="P6"/>
      <text:p text:style-name="P14">High treedepth can compensate for multiple responses</text:p>
      <text:p text:style-name="P11"/>
      <text:p text:style-name="P22">Scenario Three: <text:span text:style-name="T50">You’re back flipping coins; </text:span>this time [TODO: link], four per <text:span text:style-name="T67">row</text:span>. <text:span text:style-name="T63">Start with a value of 1; then, double it for every heads in the first two coins or tails in the second two, and halve it for every tails in the first two coins or tails in the second two. <text:s/>Once the halvings and doublings are all applied, use the result as the lambda-value for a Poisson random number generator, and take the output as your A-response. Then do the same thing with the same coin results to get B-response and C-response, but with the double-on-heads-halve-on-tails coins as one-and-three and one-and-four respectively. Your total response – that is, your value for y – is the sum of the A-, B-, and C-responses.</text:span></text:p>
      <text:p text:style-name="P21"/>
      <text:p text:style-name="P60">That sounds complex and arbitrary. <text:span text:style-name="T59">Did you engineer a dataset that would never occur in the real world, just so you could get whatever effect you’re hunting for?</text:span></text:p>
      <text:p text:style-name="P11"/>
      <text:p text:style-name="P23">Any situation where your response variable can be decomposed into multiple p<text:span text:style-name="T64">rocesses</text:span> which deserve their own models, but where all you have access to is the sum of <text:span text:style-name="T64">the outputs from those processes, will end up resembling this.</text:span></text:p>
      <text:p text:style-name="P24"/>
      <text:p text:style-name="P26">For example: let’s say you’re <text:span text:style-name="T65">predicting</text:span> <text:span text:style-name="T65">staff</text:span> injuries caused by lions <text:span text:style-name="T65">at a zoo</text:span>, <text:span text:style-name="T65">and bites and scratches and headbutts should all be modelled separately, but you’re only given the total injury count per lion per year. Or you’re building an insurance model predicting claims from customer data, and some of the claims are fraudulent and some aren’t, but you only know how many claims each customer made in total. Or you’re predicting human height, which can be decomposed into leg height plus torso height plus head height, but you’re only given the head-to-toe measurement.</text:span></text:p>
      <text:p text:style-name="P25"/>
      <text:p text:style-name="P61">So, in other words, any situation where the thing you’re modelling contains more than one type of thing?</text:p>
      <text:p text:style-name="P27"/>
      <text:p text:style-name="P27"><text:soft-page-break/>Not quite any situation: if we’d made the effects <text:span text:style-name="T66">of the explanatory features on the responses additive instead of multiplicative, they’d be able to combine simply, and there’d be no benefit to increased treedepth. But in our log-linked setup, despite no interactions in the response generation process, treedepth=3 models [TODO: link] consistently beat treedepth=1 models.</text:span></text:p>
      <text:p text:style-name="P87"/>
      <text:p text:style-name="P91">[TODO: give table real results]</text:p>
      <text:p text:style-name="P87"/>
      <text:p text:style-name="P83">Table 3a: Example results</text:p>
      <text:p text:style-name="P87"/>
      <table:table table:name="Table6" table:style-name="Table6">
        <table:table-column table:style-name="Table6.A"/>
        <table:table-column table:style-name="Table6.B"/>
        <table:table-column table:style-name="Table6.C"/>
        <table:table-row>
          <table:table-cell table:style-name="Table6.A1" office:value-type="string">
            <text:p text:style-name="P95"/>
          </table:table-cell>
          <table:table-cell table:style-name="Table6.A1" office:value-type="string">
            <text:p text:style-name="P101">MAE</text:p>
          </table:table-cell>
          <table:table-cell table:style-name="Table6.C1" office:value-type="string">
            <text:p text:style-name="P101">RMSE</text:p>
          </table:table-cell>
        </table:table-row>
        <table:table-row>
          <table:table-cell table:style-name="Table6.A2" office:value-type="string">
            <text:p text:style-name="P106">max_depth = 1, 100 trees</text:p>
          </table:table-cell>
          <table:table-cell table:style-name="Table6.A2" office:value-type="string">
            <text:p text:style-name="P106"/>
          </table:table-cell>
          <table:table-cell table:style-name="Table6.C2" office:value-type="string">
            <text:p text:style-name="P106"/>
          </table:table-cell>
        </table:table-row>
        <table:table-row>
          <table:table-cell table:style-name="Table6.A2" office:value-type="string">
            <text:p text:style-name="P106">max_depth = 1, 200 trees</text:p>
          </table:table-cell>
          <table:table-cell table:style-name="Table6.A2" office:value-type="string">
            <text:p text:style-name="P106"/>
          </table:table-cell>
          <table:table-cell table:style-name="Table6.C2" office:value-type="string">
            <text:p text:style-name="P106"/>
          </table:table-cell>
        </table:table-row>
        <table:table-row>
          <table:table-cell table:style-name="Table6.A2" office:value-type="string">
            <text:p text:style-name="P106">max_depth = 3, 100 trees</text:p>
          </table:table-cell>
          <table:table-cell table:style-name="Table6.A2" office:value-type="string">
            <text:p text:style-name="P106"/>
          </table:table-cell>
          <table:table-cell table:style-name="Table6.C2" office:value-type="string">
            <text:p text:style-name="P106"/>
          </table:table-cell>
        </table:table-row>
      </table:table>
      <text:p text:style-name="P90"/>
      <text:p text:style-name="P56"><text:span text:style-name="T72">S</text:span>houldn’t you be gridsearching if you want to find the best treedepth? Didn’t you make that pretty clear two sections ago?</text:p>
      <text:p text:style-name="P90"/>
      <text:p text:style-name="P90">In a situation like this, doubling the treecount and getting similar <text:span text:style-name="T60">(and, crucially, not significantly better) </text:span>results is sufficient to prove that improvement caused by increased treedepth isn’t just compensati<text:span text:style-name="T51">on</text:span> for underfit.</text:p>
      <text:p text:style-name="P90"/>
      <text:p text:style-name="P90"><text:span text:style-name="T3">Sounds </text:span><text:span text:style-name="T10">kinda </text:span><text:span text:style-name="T3">sketchy. </text:span><text:span text:style-name="T10">Speaking of sketchiness, is there a reason you </text:span><text:span text:style-name="T14">keep</text:span><text:span text:style-name="T10"> not including seeds and environments </text:span><text:span text:style-name="T15">for your code</text:span><text:span text:style-name="T10">? </text:span><text:span text:style-name="T14">How am I supposed to check</text:span><text:span text:style-name="T10"> you didn’</text:span><text:span text:style-name="T11">t</text:span><text:span text:style-name="T10"> fabricate the</text:span><text:span text:style-name="T15">se results</text:span><text:span text:style-name="T10">?</text:span></text:p>
      <text:p text:style-name="P57"/>
      <text:p text:style-name="P73">Seeds are irrelevant because I’m confident you’ll get similar results every time you run the linked code. And including an environment would be like saying the phenomenon is fragile enough that using XGB version 1.3.0 instead of 1.2.0 might make it point the other way; it isn’t, so I won’t. Any other issues, dear Reader?</text:p>
      <text:p text:style-name="P27"/>
      <text:p text:style-name="P28"><text:span text:style-name="T19">Yes</text:span><text:span text:style-name="T18">;</text:span><text:span text:style-name="T11"> I </text:span><text:span text:style-name="T13">was</text:span><text:span text:style-name="T11"> just getting the procedural stuff out of the way before </text:span><text:span text:style-name="T13">bringing up my real c</text:span><text:span text:style-name="T11">o</text:span><text:span text:style-name="T12">ncern</text:span><text:span text:style-name="T18">s</text:span><text:span text:style-name="T11">. H</text:span><text:span text:style-name="T8">ow can you say there are ‘no interactions </text:span><text:span text:style-name="T11">in the </text:span><text:span text:style-name="T15">response</text:span><text:span text:style-name="T11"> generation process</text:span><text:span text:style-name="T8">’?</text:span><text:span text:style-name="T9"> </text:span><text:span text:style-name="T16">They </text:span><text:span text:style-name="T18">pretty obviously</text:span><text:span text:style-name="T16"> affect each other’s effects on the total output in ways that can’t be summed up in an appropriately-linked linear </text:span><text:span text:style-name="T17">system.</text:span></text:p>
      <text:p text:style-name="P62"/>
      <text:p text:style-name="P72"><text:span text:style-name="T71">True</text:span>, but there are no interactions betwee<text:span text:style-name="T68">n the explanatory features in each individual response</text:span>.</text:p>
      <text:p text:style-name="P62"/>
      <text:p text:style-name="P58">Semantics! If there weren’t de facto interactions between the explanatory features’ <text:span text:style-name="T73">effects on total response</text:span>, high-treedepth models wouldn’t outperform low<text:span text:style-name="T58">-treedepth</text:span> ones.</text:p>
      <text:p text:style-name="P72"/>
      <text:p text:style-name="P74"><text:span text:style-name="T76">As in the previous section, if you want to approach the system using the framework of interactions, you can go ahead and do that and you’ll get the right answer. But also as</text:span> in the previous section, the system can be analyzed on its own terms, and therefore be presented much more simply without sacrificing model quality. </text:p>
      <text:p text:style-name="P25"/>
      <text:p text:style-name="P29">If we ignore the random<text:span text:style-name="T73">ness</text:span>, we have a system which <text:span text:style-name="T77">can be written like</text:span> this:</text:p>
      <text:p text:style-name="P29"/>
      <text:p text:style-name="P29">y = e^(k<text:span text:style-name="T69">0a</text:span>+k<text:span text:style-name="T69">1a</text:span>x<text:span text:style-name="T69">1</text:span>+k<text:span text:style-name="T69">2a</text:span>x<text:span text:style-name="T69">2</text:span>+k<text:span text:style-name="T69">3a</text:span>x<text:span text:style-name="T69">3</text:span>+k<text:span text:style-name="T69">4a</text:span>x<text:span text:style-name="T69">4</text:span>) + e^(k<text:span text:style-name="T69">0b</text:span>+k<text:span text:style-name="T69">1b</text:span>x<text:span text:style-name="T69">1</text:span>+k<text:span text:style-name="T69">2b</text:span>x<text:span text:style-name="T69">2</text:span>+k<text:span text:style-name="T69">3b</text:span>x<text:span text:style-name="T69">3</text:span>+k<text:span text:style-name="T69">4b</text:span>x<text:span text:style-name="T69">4</text:span>) + e^(k<text:span text:style-name="T69">0c</text:span>+k<text:span text:style-name="T69">1c</text:span>x<text:span text:style-name="T69">1</text:span>+k<text:span text:style-name="T69">2c</text:span>x<text:span text:style-name="T69">2</text:span>+k<text:span text:style-name="T69">3c</text:span>x<text:span text:style-name="T69">3</text:span>+k<text:span text:style-name="T69">4c</text:span>x<text:span text:style-name="T69">4</text:span>)</text:p>
      <text:p text:style-name="P29"/>
      <text:p text:style-name="P31"><text:soft-page-break/>Where <text:span text:style-name="T3">y</text:span> is the dependent variable, the <text:span text:style-name="T3">x</text:span>s are the coin flips, and the <text:span text:style-name="T3">k</text:span><text:span text:style-name="T73">s</text:span> are the coefficients which define the <text:span text:style-name="T72">system</text:span>. So we can set <text:span text:style-name="T72">up a model [TODO:link] of that form, apply an appropriate error distribution, and use gradient descent to vary the </text:span><text:span text:style-name="T20">k</text:span><text:span text:style-name="T72">s until they reach an optimum set of values.</text:span></text:p>
      <text:p text:style-name="P31"/>
      <text:p text:style-name="P32">In this simplified case, we end up with <text:span text:style-name="T74">a model which is defined by the fifteen k-values, so you can still see at a glance how each feature affects the predicted value of y. In a scenario with categorical and quantitative features as well as binary ones, we’d have the same kinds of graphs as shown in the introduction, just N times as many (where N is the number of parallel models fit, in this case 3).</text:span></text:p>
      <text:p text:style-name="P32"/>
      <text:p text:style-name="P33">[TODO: graphs]</text:p>
      <text:p text:style-name="P31"/>
      <text:p text:style-name="P34"><text:span text:style-name="T3">That’s great assuming you know </text:span><text:span text:style-name="T21">what N should be,</text:span><text:span text:style-name="T3"> but what if you don’t </text:span><text:span text:style-name="T21">have any idea </text:span><text:span text:style-name="T23">what sub-responses there will be in your response</text:span><text:span text:style-name="T22">?</text:span></text:p>
      <text:p text:style-name="P113"/>
      <text:p text:style-name="P35"><text:span text:style-name="T26">The lovely thing is that you don’t have to. </text:span><text:span text:style-name="T30">A person fitting two sub-responses to their lion injury data doesn’t need to know that some are bites and some are scratches; they can just set N to 2 and let the model do the rest. And they don’t need to know a priori that N is 2, either: they can treat it like </text:span><text:span text:style-name="T31">people treat</text:span><text:span text:style-name="T30"> treedepth, and </text:span><text:span text:style-name="T31">just increase it until doing so stops helping.</text:span></text:p>
      <text:p text:style-name="P114"/>
      <text:p text:style-name="P63"><text:span text:style-name="T86">H</text:span>uh. And this optimum set of k-values you mentioned a few paragraphs back: is that a global optimum? Because gradient descent <text:span text:style-name="T77">models </text:span>tend to tend to local minima and get stuck, especially when only given a few degrees of freedom.</text:p>
      <text:p text:style-name="P115"/>
      <text:p text:style-name="P36"><text:span text:style-name="T26">The fact that gradient descent is a viable way to solve this isn’t a core part of my argument, but as it happens, when I r</text:span><text:span text:style-name="T32">u</text:span><text:span text:style-name="T26">n the relevant code . . .</text:span></text:p>
      <text:p text:style-name="P115"/>
      <text:p text:style-name="P115">[TODO: table]</text:p>
      <text:p text:style-name="P115"/>
      <text:p text:style-name="P115">. . . it sure doesn’t look like it got stuck in a suboptimal place.</text:p>
      <text:p text:style-name="P115"/>
      <text:p text:style-name="P63">In this one <text:span text:style-name="T77">idealized handcrafted situation.</text:span></text:p>
      <text:p text:style-name="P116"/>
      <text:p text:style-name="P37"><text:span text:style-name="T32">T</text:span><text:span text:style-name="T26">rue, I have no guarantee it wouldn’t get stuck under other circumstances. But all the points I’m trying to make rely on existence proofs, so show</text:span><text:span text:style-name="T33">ing</text:span><text:span text:style-name="T26"> it works somewhere </text:span><text:span text:style-name="T33">is </text:span><text:span text:style-name="T34">sufficient</text:span><text:span text:style-name="T26">.</text:span></text:p>
      <text:p text:style-name="P24"/>
      <text:p text:style-name="P12">High treedepth can compensate for <text:span text:style-name="T37">multiple populations</text:span></text:p>
      <text:p text:style-name="P9"/>
      <text:p text:style-name="P38">Scenario Four: Flip thirteen coins per row. The first determines whether it’s an A-row or a B-row: don’t keep that one as an explanatory variable, but keep the others. Your value for the response variable y starts at 1<text:span text:style-name="T85">00</text:span>. A heads on flips 2-4 doubles the value of y for the row; a heads on flips 5-7 doubles the value of y for an A-row but halves it for a B-row; a heads on flips 8-10 halves it for an A-row but doubles it for a B-row; and a heads on flips 11-13 halves it for any row. Once the halvings and doublings are all applied, y is replaced with the output of a Poisson random number generator with lambda=y. <text:span text:style-name="T78">Despite no interactions between the features provided, the dataset generated [TODO: link] thus will get better scores [TODO:link] with treedepth=3 than treedepth=1.</text:span></text:p>
      <text:p text:style-name="P38"/>
      <text:p text:style-name="P92">[TODO: give table real results]</text:p>
      <text:p text:style-name="P88"/>
      <text:p text:style-name="P84">Table <text:span text:style-name="T81">4</text:span>a: Example results</text:p>
      <text:p text:style-name="P88"/>
      <table:table table:name="Table5" table:style-name="Table5">
        <table:table-column table:style-name="Table5.A"/>
        <table:table-column table:style-name="Table5.B"/>
        <table:table-column table:style-name="Table5.C"/>
        <table:table-row>
          <table:table-cell table:style-name="Table5.A1" office:value-type="string">
            <text:p text:style-name="P96"/>
          </table:table-cell>
          <table:table-cell table:style-name="Table5.A1" office:value-type="string">
            <text:p text:style-name="P102">MAE</text:p>
          </table:table-cell>
          <table:table-cell table:style-name="Table5.C1" office:value-type="string">
            <text:p text:style-name="P102">RMSE</text:p>
          </table:table-cell>
        </table:table-row>
        <text:soft-page-break/>
        <table:table-row>
          <table:table-cell table:style-name="Table5.A2" office:value-type="string">
            <text:p text:style-name="P107">max_depth = 1, 100 trees</text:p>
          </table:table-cell>
          <table:table-cell table:style-name="Table5.A2" office:value-type="string">
            <text:p text:style-name="P107"/>
          </table:table-cell>
          <table:table-cell table:style-name="Table5.C2" office:value-type="string">
            <text:p text:style-name="P107"/>
          </table:table-cell>
        </table:table-row>
        <table:table-row>
          <table:table-cell table:style-name="Table5.A2" office:value-type="string">
            <text:p text:style-name="P107">max_depth = 1, 200 trees</text:p>
          </table:table-cell>
          <table:table-cell table:style-name="Table5.A2" office:value-type="string">
            <text:p text:style-name="P107"/>
          </table:table-cell>
          <table:table-cell table:style-name="Table5.C2" office:value-type="string">
            <text:p text:style-name="P107"/>
          </table:table-cell>
        </table:table-row>
        <table:table-row>
          <table:table-cell table:style-name="Table5.A2" office:value-type="string">
            <text:p text:style-name="P107">max_depth = 3, 100 trees</text:p>
          </table:table-cell>
          <table:table-cell table:style-name="Table5.A2" office:value-type="string">
            <text:p text:style-name="P107"/>
          </table:table-cell>
          <table:table-cell table:style-name="Table5.C2" office:value-type="string">
            <text:p text:style-name="P107"/>
          </table:table-cell>
        </table:table-row>
      </table:table>
      <text:p text:style-name="P39"/>
      <text:p text:style-name="P64">You know, I have the strangest feeling of deja vu.</text:p>
      <text:p text:style-name="P38"/>
      <text:p text:style-name="P38">Y<text:span text:style-name="T78">ou’re right</text:span>, this is pretty similar to the <text:span text:style-name="T78">previous</text:span> section. But <text:span text:style-name="T78">where that section addressed how multiple effects could be present in the same row, this addresses how multiple effects could be present across different rows.</text:span></text:p>
      <text:p text:style-name="P38"/>
      <text:p text:style-name="P40">Keeping with the examples we’ve already used: <text:span text:style-name="T59">let’s say you’re trying to predict injuries caused by the exotic felines at a </text:span>zoo,<text:span text:style-name="T59"> and some of them are lions and some are tigers, and the species differences are profound enough that they should have different models, but none of your explanatory variables outright tell you which is which. Or you’re building an insurance model predicting claims from customer data, and some of your customers are Honest Citizens while others are Contemptible Frauds, but you can’t tell in advance who’s who. Or you’re predicting </text:span>people’<text:span text:style-name="T59">s </text:span>heights<text:span text:style-name="T59"> from their other characteristics, </text:span>but the collaborators who gave you the dataset didn’t record what gender everyone is.</text:p>
      <text:p text:style-name="P89"/>
      <text:p text:style-name="P59">So, in other words, any situation where the datapoints being modelled can’t be approximated as homogenous.</text:p>
      <text:p text:style-name="P10"/>
      <text:p text:style-name="P41">Pretty much. And that’s <text:span text:style-name="T79">always going to be a possibility, especially</text:span> when the rows represent humans; at <text:span text:style-name="T79">time of writing</text:span>, there <text:span text:style-name="T79">a</text:span>re <text:span text:style-name="T59">~</text:span>7.7 billion types of pe<text:span text:style-name="T79">rson</text:span>.</text:p>
      <text:p text:style-name="P41"/>
      <text:p text:style-name="P42">For this <text:span text:style-name="T82">scenario</text:span>,<text:span text:style-name="T82"> the system on its own terms looks like this:</text:span></text:p>
      <text:p text:style-name="P42"/>
      <text:p text:style-name="P30"><text:span text:style-name="T82">y = </text:span>e^(k<text:span text:style-name="T69">0a</text:span>+k<text:span text:style-name="T69">1a</text:span>x<text:span text:style-name="T69">1</text:span>+k<text:span text:style-name="T69">2a</text:span>x<text:span text:style-name="T69">2</text:span>+ . . . +k<text:span text:style-name="T70">12</text:span><text:span text:style-name="T69">a</text:span>x<text:span text:style-name="T70">12</text:span>) <text:span text:style-name="T82">with probability f</text:span></text:p>
      <text:p text:style-name="P30"><text:span text:style-name="T82">y = </text:span>e^(k<text:span text:style-name="T69">0</text:span><text:span text:style-name="T70">b</text:span>+k<text:span text:style-name="T69">1</text:span><text:span text:style-name="T70">b</text:span>x<text:span text:style-name="T69">1</text:span>+k<text:span text:style-name="T69">2</text:span><text:span text:style-name="T70">b</text:span>x<text:span text:style-name="T69">2</text:span>+ . . . +k<text:span text:style-name="T70">12b</text:span>x<text:span text:style-name="T70">12</text:span>) <text:span text:style-name="T82">with probability (1-f)</text:span></text:p>
      <text:p text:style-name="P38"/>
      <text:p text:style-name="P43">So we could find the best values for <text:span text:style-name="T3">f</text:span> and all the <text:span text:style-name="T3">k</text:span>s, and then we would be able to present them – or their analogues in a dataset with more complicated explanatory features – <text:span text:style-name="T83">using</text:span> N graphs per feature, <text:span text:style-name="T83">just like in the previous section.</text:span></text:p>
      <text:p text:style-name="P43"/>
      <text:p text:style-name="P65">“<text:span text:style-name="T83">Could”? “Would”? Is there something you’re not telling me here?</text:span></text:p>
      <text:p text:style-name="P43"/>
      <text:p text:style-name="P44"><text:span text:style-name="T84">Straightforward gradient descent doesn’t work so well for optimizing models like this, and it’s not worth it for me to implement a cleverer method, so I don’t have any working code for optimizing </text:span><text:span text:style-name="T24">f</text:span><text:span text:style-name="T84"> and the </text:span><text:span text:style-name="T24">k</text:span><text:span text:style-name="T84">s. But the performance improvement with increased treedepth, and the obvious-in-retrospect fact that this system could be modelled in ways that account for nonhomogeneity, between them prove everything I intend to prove.</text:span></text:p>
      <text:p text:style-name="P43"/>
      <text:p text:style-name="P14">High treedepth can compensate for missing explanatory columns</text:p>
      <text:p text:style-name="P11"/>
      <text:p text:style-name="P45">Scenario Five: [TODO: explanation]</text:p>
      <text:p text:style-name="P11"/>
      <text:p text:style-name="P13"><text:span text:style-name="T48">Summary, </text:span>Analysis, <text:span text:style-name="T48">and Wild </text:span>Speculation</text:p>
      <text:p text:style-name="P17"/>
      <text:p text:style-name="P78">[TODO: Starry-eyed ranting]</text:p>
      <text:p text:style-name="P17"/>
      <text:p text:style-name="P14"><text:span text:style-name="T41">Other</text:span> Panaceas</text:p>
      <text:p text:style-name="P19"><text:soft-page-break/></text:p>
      <text:p text:style-name="P20">[TODO: use multiresp to handle a problem <text:span text:style-name="T54">where</text:span> trees <text:span text:style-name="T54">would have been a more obvious solution</text:span>]</text:p>
      <text:p text:style-name="P19"/>
      <text:p text:style-name="P15">Appendix: Failed Approaches</text:p>
      <text:p text:style-name="P15"/>
      <text:p text:style-name="P20">[TODO: talk <text:span text:style-name="T52">briefly</text:span> about how jag and outliers <text:span text:style-name="T52">didn’t make the c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0-24T23:26:12.989717279</dc:date>
    <meta:editing-duration>PT14H37M3S</meta:editing-duration>
    <meta:editing-cycles>34</meta:editing-cycles>
    <meta:generator>LibreOffice/5.2.7.2$Linux_X86_64 LibreOffice_project/20m0$Build-2</meta:generator>
    <meta:document-statistic meta:table-count="6" meta:image-count="0" meta:object-count="0" meta:page-count="8" meta:paragraph-count="173" meta:word-count="3083" meta:character-count="18311" meta:non-whitespace-character-count="15387"/>
  </office:meta>
</office:document-meta>
</file>